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eec" officeooo:paragraph-rsid="0017deec"/>
    </style:style>
    <style:style style:name="P2" style:family="paragraph" style:parent-style-name="Standard">
      <style:text-properties officeooo:rsid="00193f9f" officeooo:paragraph-rsid="00193f9f"/>
    </style:style>
    <style:style style:name="P3" style:family="paragraph" style:parent-style-name="Standard">
      <style:text-properties officeooo:rsid="001a5c01" officeooo:paragraph-rsid="001a5c01"/>
    </style:style>
    <style:style style:name="P4" style:family="paragraph" style:parent-style-name="Standard">
      <style:text-properties officeooo:rsid="001ddc3e" officeooo:paragraph-rsid="001ddc3e"/>
    </style:style>
    <style:style style:name="P5" style:family="paragraph" style:parent-style-name="Standard">
      <style:text-properties officeooo:rsid="001f3078" officeooo:paragraph-rsid="001f3078"/>
    </style:style>
    <style:style style:name="P6" style:family="paragraph" style:parent-style-name="Standard">
      <style:text-properties officeooo:rsid="00264cce" officeooo:paragraph-rsid="00264cce"/>
    </style:style>
    <style:style style:name="P7" style:family="paragraph" style:parent-style-name="Standard">
      <style:text-properties officeooo:rsid="002747fc" officeooo:paragraph-rsid="002747fc"/>
    </style:style>
    <style:style style:name="P8" style:family="paragraph" style:parent-style-name="Standard">
      <style:text-properties style:text-line-through-style="none" style:text-line-through-type="none" officeooo:rsid="002040cd" officeooo:paragraph-rsid="002040cd"/>
    </style:style>
    <style:style style:name="P9" style:family="paragraph" style:parent-style-name="Standard">
      <style:text-properties style:text-line-through-style="none" style:text-line-through-type="none" officeooo:rsid="00219ff2" officeooo:paragraph-rsid="00219ff2"/>
    </style:style>
    <style:style style:name="T1" style:family="text">
      <style:text-properties officeooo:rsid="0019fd4d"/>
    </style:style>
    <style:style style:name="T2" style:family="text">
      <style:text-properties officeooo:rsid="001b3467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040cd"/>
    </style:style>
    <style:style style:name="T5" style:family="text">
      <style:text-properties style:text-line-through-style="none" style:text-line-through-type="none" officeooo:rsid="002747fc"/>
    </style:style>
    <style:style style:name="T6" style:family="text">
      <style:text-properties officeooo:rsid="002992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k()- unistd- forks a child, returns processid of 0 to child and child pid to parent on success, -1 to parent on error.</text:p>
      <text:p text:style-name="P1"/>
      <text:p text:style-name="P1">Wait()-wait.h-waits for child process to complete execution. Before parent begins. Returns process id of completed process . If wait(&amp;res) res holds process id. Can be tested with WIFEXITED(res)==1</text:p>
      <text:p text:style-name="P1"/>
      <text:p text:style-name="P1">Execl(),-unistd- execl(“./name” “name”,args,NULL), returns -1 on failure, no return on success. Changes process image to new one.</text:p>
      <text:p text:style-name="P1"/>
      <text:p text:style-name="P2">pthread_tid- thread id in pthread.h</text:p>
      <text:p text:style-name="P2">pthread_create- creates a thread (&amp;tid,NULL, runner,args) recieve as void *runner(void *arg)</text:p>
      <text:p text:style-name="P2">returns 0 on success errno on fail like 11</text:p>
      <text:p text:style-name="P2">pthread_join()-<text:span text:style-name="T1">(tid,NULL),null replaced by attr</text:span> joins a thread by waiting for termination of the thread. On success returns 0 else erro</text:p>
      <text:p text:style-name="P2">pthread_attr_init()-initialises thread attributes object pointed by attr. Returns 0 and errno</text:p>
      <text:p text:style-name="P2">Not joining threads cause zombie thread creation that <text:span text:style-name="T1">uses sys resources. Thread div into joinable and detached.Joinable means another thread can call join for this thread.in detached it waill auto crash</text:span></text:p>
      <text:p text:style-name="P2"/>
      <text:p text:style-name="P3">getpriority- gets priority of a process, group , user. PRIO_PROCESS,PRIO_USER,PRIO_PGRP. <text:span text:style-name="T2">Returns nice value, might be negative. Error sets to -1 and sets errno to indicate the cause of the error. Same for set priority (PRIO_PROCESS,pid,int priority) include sys/time and resource</text:span></text:p>
      <text:p text:style-name="P2"/>
      <text:p text:style-name="P4">getscheduler gets priority of scheduler, set returns 0, both return 1 on error. Get- (pid),set(pid,priority,&amp;sched_param p aftetr setpriotity) <text:span text:style-name="T6">SCHED_FIFO, SCHED_RR,OTHER,BATCH,IDLE sched_param p; p.setpriority(40); 1-99 range larger higher.</text:span></text:p>
      <text:p text:style-name="P2"/>
      <text:p text:style-name="P2"/>
      <text:p text:style-name="P5">read() - returns number of characters read succesfully. 0 means end of file <text:s text:c="2"/>-1 means error ,<text:span text:style-name="T3">read(</text:span><text:span text:style-name="T4">file descripter,buffer, size</text:span><text:span text:style-name="T3">). </text:span><text:span text:style-name="T4">As long as its &gt;0 its not EOF.</text:span></text:p>
      <text:p text:style-name="P8">Write() - returns the the number of bytes written. Not an error if number of bytes written is smaller than number requested. Error give -1, same syntax, while writing replace size with r from read in a while loop.</text:p>
      <text:p text:style-name="P9">Open returns filedescrpter value or -1 if error. Close pass file descripter. open(argv[],O_RDONLYor O_CREAT|O_WRONLY,0777). 0 cause octal</text:p>
      <text:p text:style-name="P9"/>
      <text:p text:style-name="P9"><text:tab/></text:p>
      <text:p text:style-name="P6"><text:span text:style-name="T3">sem_init(&amp;full/empty,1,0/SIZE) </text:span><text:span text:style-name="T5">pthread_mutex_init(&amp;pthread_mutext_t,NULL)</text:span></text:p>
      <text:p text:style-name="P7"><text:span text:style-name="T5">s</text:span><text:span text:style-name="T3">em_wait(&amp;) sem_post(&amp;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0:35:42.650038533</meta:creation-date>
    <dc:date>2018-04-25T10:43:33.083664857</dc:date>
    <meta:editing-duration>PT2H23M41S</meta:editing-duration>
    <meta:editing-cycles>11</meta:editing-cycles>
    <meta:generator>LibreOffice/5.4.6.2$Linux_X86_64 LibreOffice_project/40m0$Build-2</meta:generator>
    <meta:document-statistic meta:table-count="0" meta:image-count="0" meta:object-count="0" meta:page-count="1" meta:paragraph-count="17" meta:word-count="309" meta:character-count="2174" meta:non-whitespace-character-count="1878"/>
  </office:meta>
</office:document-meta>
</file>